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ingTargetSourceConfig.myObjec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ingTargetSourceConfig.poolTar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olingTargetSourceConfig.my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15042Tests.poolingTar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